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426fd" officeooo:paragraph-rsid="000426fd"/>
    </style:style>
    <style:style style:name="P2" style:family="paragraph" style:parent-style-name="Standard">
      <style:text-properties fo:color="#6a9955" style:font-name="Droid Sans Mono" fo:font-size="10.5pt" fo:font-weight="normal" officeooo:rsid="000426fd" officeooo:paragraph-rsid="000426fd" fo:background-color="#1e1e1e"/>
    </style:style>
    <style:style style:name="P3" style:family="paragraph" style:parent-style-name="Standard">
      <style:text-properties officeooo:rsid="000426fd" officeooo:paragraph-rsid="000426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Referencia online</text:p>
      <text:p text:style-name="Preformatted_20_Text"/>
      <text:p text:style-name="Preformatted_20_Text">referencia MDN</text:p>
      <text:p text:style-name="Preformatted_20_Text">W3C Standars </text:p>
      <text:p text:style-name="Preformatted_20_Text">WHATIWG Living Stardard</text:p>
      <text:p text:style-name="Preformatted_20_Text">W3Schools</text:p>
      <text:p text:style-name="Preformatted_20_Text"/>
      <text:p text:style-name="Preformatted_20_Text">livros recomentados</text:p>
      <text:p text:style-name="Preformatted_20_Text">o'Rally - HTML5</text:p>
      <text:p text:style-name="Preformatted_20_Text">o'Rally - CSS</text:p>
      <text:p text:style-name="Preformatted_20_Text">o'Rally - Flexbox CSS</text:p>
      <text:p text:style-name="Preformatted_20_Text">o'Rally - Grid Layout in CSS</text:p>
      <text:p text:style-name="Preformatted_20_Text">alta Books - Elizabeth castro e bruce hyslop</text:p>
      <text:p text:style-name="Preformatted_20_Text">alta Books - Jon Duckett</text:p>
      <text:p text:style-name="Preformatted_20_Text">Use a cabeça Html5</text:p>
      <text:p text:style-name="Preformatted_20_Text">Crie seu propio site</text:p>
      <text:p text:style-name="Preformatted_20_Text">Mauricio Samy Silva</text:p>
      <text:p text:style-name="Preformatted_20_Text"/>
      <text:p text:style-name="Preformatted_20_Text">mapa da internet</text:p>
      <text:p text:style-name="Preformatted_20_Text">https://www.submarinecablemap.com/</text:p>
      <text:p text:style-name="Preformatted_20_Text"/>
      <text:p text:style-name="Preformatted_20_Text">saber o ip </text:p>
      <text:p text:style-name="Preformatted_20_Text">https://www.iplocation.net/</text:p>
      <text:p text:style-name="Preformatted_20_Text"/>
      <text:p text:style-name="Preformatted_20_Text">Hospedagem</text:p>
      <text:p text:style-name="Preformatted_20_Text">nome unico</text:p>
      <text:p text:style-name="Preformatted_20_Text">pago anualmente</text:p>
      <text:p text:style-name="Preformatted_20_Text">varios TLDs ( .com, .net, .net, .gov)</text:p>
      <text:p text:style-name="Preformatted_20_Text"/>
      <text:p text:style-name="Preformatted_20_Text">Hospedagem</text:p>
      <text:p text:style-name="Preformatted_20_Text">Espaço para armazenar arquivos</text:p>
      <text:p text:style-name="Preformatted_20_Text">pago mensalmente</text:p>
      <text:p text:style-name="Preformatted_20_Text"/>
      <text:p text:style-name="Preformatted_20_Text">extenção</text:p>
      <text:p text:style-name="Preformatted_20_Text">Google chrome - web developer ( ver o funcionamento das linguagens )</text:p>
      <text:p text:style-name="Preformatted_20_Text">Google chrome - fonts ninja ( ver fontes do site ) </text:p>
      <text:p text:style-name="Preformatted_20_Text">Google chrome - colorzila ( ver as cores do site )</text:p>
      <text:p text:style-name="Preformatted_20_Text">Google chrome - window resizer </text:p>
      <text:p text:style-name="Preformatted_20_Text">vscode - Portuguese (Brazil) Language Pack for Visual Studio Code</text:p>
      <text:p text:style-name="Preformatted_20_Text">configuração - word wrap salvar automaticamente</text:p>
      <text:p text:style-name="Preformatted_20_Text"/>
      <text:p text:style-name="Preformatted_20_Text">site emoji - https://emojipedia.org/</text:p>
      <text:p text:style-name="Preformatted_20_Text">pegar o codigo do emoji e trocar o U+ por &amp;#x </text:p>
      <text:p text:style-name="Preformatted_20_Text"/>
      <text:p text:style-name="Preformatted_20_Text">imagem pro fundo <text:s text:c="3"/>ideal 1200 largura</text:p>
      <text:p text:style-name="Preformatted_20_Text"><text:s text:c="11"/>conteudo ideal <text:s/>600 largura <text:s text:c="7"/></text:p>
      <text:p text:style-name="Preformatted_20_Text"/>
      <text:p text:style-name="Preformatted_20_Text">download icon favicon https://iconarchive.com/</text:p>
      <text:p text:style-name="Preformatted_20_Text"/>
      <text:p text:style-name="Preformatted_20_Text">produzir icon favicon https://www.favicon.cc/</text:p>
      <text:p text:style-name="Preformatted_20_Text"/>
      <text:p text:style-name="Preformatted_20_Text">converter imagem para icon favicon https://favicon.io/</text:p>
      <text:p text:style-name="Preformatted_20_Text"/>
      <text:p text:style-name="Preformatted_20_Text">semantica significado</text:p>
      <text:p text:style-name="Preformatted_20_Text"/>
      <text:p text:style-name="Preformatted_20_Text">arquivo de audio wav é o mais pesado</text:p>
      <text:p text:style-name="Preformatted_20_Text"/>
      <text:p text:style-name="Preformatted_20_Text">programa de conversão de videos - HandBrake</text:p>
      <text:p text:style-name="Preformatted_20_Text"/>
      <text:p text:style-name="Preformatted_20_Text">video tamanho X acesso pessoas por dia = download / 1024 ( bytes ) = consumo de banda</text:p>
      <text:p text:style-name="Preformatted_20_Text"/>
      <text:p text:style-name="Preformatted_20_Text">estilo css inline é colocado na tag do elemento</text:p>
      <text:p text:style-name="Preformatted_20_Text"/>
      <text:p text:style-name="Preformatted_20_Text"><text:soft-page-break/>estilo css locais e internas é colocado no cabeçalho do arquivo</text:p>
      <text:p text:style-name="Preformatted_20_Text"/>
      <text:p text:style-name="Preformatted_20_Text">estilo css externo é colocado em outro arquivo </text:p>
      <text:p text:style-name="Preformatted_20_Text"/>
      <text:p text:style-name="Preformatted_20_Text">site de fontes https://www.dafont.com/pt/</text:p>
      <text:p text:style-name="Preformatted_20_Text"/>
      <text:p text:style-name="Preformatted_20_Text">tipos de formato de fontes cada navegador tem o seu formado</text:p>
      <text:p text:style-name="Preformatted_20_Text">opentype - ( otf )</text:p>
      <text:p text:style-name="Preformatted_20_Text">truetype - ( ttf )</text:p>
      <text:p text:style-name="Preformatted_20_Text">ebendded-truetype</text:p>
      <text:p text:style-name="Preformatted_20_Text">truetypeadd - ( Apple Advange Typography)</text:p>
      <text:p text:style-name="Preformatted_20_Text">svg</text:p>
      <text:p text:style-name="Preformatted_20_Text"/>
      <text:p text:style-name="Preformatted_20_Text">detectar fontes em imagens </text:p>
      <text:p text:style-name="Preformatted_20_Text">https://www.whatfontis.com/</text:p>
      <text:p text:style-name="Preformatted_20_Text">https://www.fontsquirrel.com/</text:p>
      <text:p text:style-name="Preformatted_20_Text">https://www.myfonts.com/WhatTheFont/</text:p>
      <text:p text:style-name="Preformatted_20_Text"/>
      <text:p text:style-name="Preformatted_20_Text">simbolos e cores</text:p>
      <text:p text:style-name="Preformatted_20_Text">https://erikasarti.com/html</text:p>
      <text:p text:style-name="Preformatted_20_Text"/>
      <text:p text:style-name="Preformatted_20_Text">criar layout de sites</text:p>
      <text:p text:style-name="Preformatted_20_Text">https://mockflow.com/</text:p>
      <text:p text:style-name="Preformatted_20_Text"/>
      <text:p text:style-name="Preformatted_20_Text">gerator de qr Code</text:p>
      <text:p text:style-name="Preformatted_20_Text"><text:a xlink:type="simple" xlink:href="https://br.qr-code-generator.com/" text:style-name="Internet_20_link" text:visited-style-name="Visited_20_Internet_20_Link">https://br.qr-code-generator.com/</text:a></text:p>
      <text:p text:style-name="Preformatted_20_Text"/>
      <text:p text:style-name="P1">icones: </text:p>
      <text:p text:style-name="P1"><text:tab/>https://material.io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3-04T12:03:05.512817852</dc:date>
    <meta:editing-duration>PT2M6S</meta:editing-duration>
    <meta:editing-cycles>1</meta:editing-cycles>
    <meta:document-statistic meta:table-count="0" meta:image-count="0" meta:object-count="0" meta:page-count="2" meta:paragraph-count="66" meta:word-count="293" meta:character-count="1966" meta:non-whitespace-character-count="1707"/>
  </office:meta>
</office:document-meta>
</file>